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a9b8f" officeooo:paragraph-rsid="000a9b8f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957a8" officeooo:paragraph-rsid="000a9b8f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957a8" officeooo:paragraph-rsid="000957a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a9b8f" officeooo:paragraph-rsid="000a9b8f" style:font-size-asian="18pt" style:font-weight-asian="bold" style:font-size-complex="18pt" style:font-weight-complex="bold"/>
    </style:style>
    <style:style style:name="T1" style:family="text">
      <style:text-properties officeooo:rsid="000a9b8f"/>
    </style:style>
    <style:style style:name="T2" style:family="text">
      <style:text-properties officeooo:rsid="000c4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text:tab/><text:tab/><text:tab/>MOSSAD LABARATUVARLARI</text:p>
      <text:p text:style-name="P1"/>
      <text:p text:style-name="P1"/>
      <text:p text:style-name="P1">MOSSAD AJANLARININ BULUNDUĞU LABARATUVARLARDAKİ DOSYALARIN VE LABARATUVARLARIN KOORDİNATLARININ TAMAMINI TÜRKİYE CUMHURİYETİ DEVLETİ<text:span text:style-name="T2">NİN</text:span> ANKARA EMNİYETİNE GÖNDERİN. BUNU HEMEN GİZLİ BİR ŞEKİLDE YAPIN. </text:p>
      <text:p text:style-name="P2"/>
      <text:p text:style-name="P3"/>
      <text:p text:style-name="P3">MOSSADIN <text:span text:style-name="T1">LABARATUVARLARINDAKİ</text:span> İLAÇLARIN BİLEŞENLERİNİ<text:span text:style-name="T1">N DOSYALARINI</text:span> <text:span text:style-name="T2">VE DİĞER BÜTÜN DOSYALARI </text:span>TÜRKİYE CUMHURİYETİ <text:span text:style-name="T1">DEVLETİ ANKARA EMNİYETİNE</text:span> <text:span text:style-name="T1">GÖNDERİN</text:span>. <text:span text:style-name="T1">BUNU HEMEN </text:span><text:span text:style-name="T2">GİZLİ BİR ŞEKİLDE</text:span><text:span text:style-name="T1"> YAPIN.</text:span></text:p>
      <text:p text:style-name="P3"/>
      <text:p text:style-name="P1">BU SİZİN SON ŞANSINIZ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1:43:28.273404351</meta:creation-date>
    <dc:date>2022-05-18T16:13:43.282984266</dc:date>
    <meta:editing-duration>PT12M18S</meta:editing-duration>
    <meta:editing-cycles>4</meta:editing-cycles>
    <meta:generator>LibreOffice/7.2.6.2$Linux_X86_64 LibreOffice_project/20$Build-2</meta:generator>
    <meta:document-statistic meta:table-count="0" meta:image-count="0" meta:object-count="0" meta:page-count="1" meta:paragraph-count="4" meta:word-count="48" meta:character-count="430" meta:non-whitespace-character-count="382"/>
  </office:meta>
</office:document-meta>
</file>